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ypeElementDeclarationImpl.AnnotationTypeElementDeclarationImpl( String name , String typeName , Object defaultVal , HashSet valid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TypeElementDeclaration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ElementDeclarationImpl.getVali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ElementDeclarationImpl.getRetur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ElementDeclarationImpl.isValid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ElementDeclarationImpl.getSimp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ElementDeclarationImpl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ElementDeclarationImpl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ElementDeclarationImpl.getDecla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ElementDeclarationImpl.getAnnotation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ElementDeclarationImpl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ElementDeclarationImpl.hasModifier( Modifie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